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1">
      <style:text-properties style:font-name="Times New Roman" fo:language="pt" fo:country="BR" officeooo:paragraph-rsid="002143b8"/>
    </style:style>
    <style:style style:name="P2" style:family="paragraph" style:parent-style-name="Heading_20_1">
      <style:text-properties fo:language="pt" fo:country="BR"/>
    </style:style>
    <style:style style:name="P3" style:family="paragraph" style:parent-style-name="Heading_20_1">
      <style:text-properties fo:language="pt" fo:country="BR" officeooo:paragraph-rsid="001d5bce"/>
    </style:style>
    <style:style style:name="P4" style:family="paragraph" style:parent-style-name="Heading_20_3">
      <style:text-properties officeooo:paragraph-rsid="001d5bce"/>
    </style:style>
    <style:style style:name="P5" style:family="paragraph" style:parent-style-name="Heading_20_3">
      <style:text-properties officeooo:paragraph-rsid="001efd82"/>
    </style:style>
    <style:style style:name="P6" style:family="paragraph" style:parent-style-name="Heading_20_3">
      <style:text-properties officeooo:paragraph-rsid="001f1d0d"/>
    </style:style>
    <style:style style:name="P7" style:family="paragraph" style:parent-style-name="Text_20_body">
      <style:text-properties fo:language="pt" fo:country="BR"/>
    </style:style>
    <style:style style:name="P8" style:family="paragraph" style:parent-style-name="Text_20_body">
      <style:text-properties fo:language="pt" fo:country="BR" officeooo:paragraph-rsid="001d5bce"/>
    </style:style>
    <style:style style:name="P9" style:family="paragraph" style:parent-style-name="Text_20_body">
      <style:text-properties officeooo:paragraph-rsid="001d5bce"/>
    </style:style>
    <style:style style:name="P10" style:family="paragraph" style:parent-style-name="Text_20_body">
      <style:text-properties officeooo:paragraph-rsid="001f1d0d"/>
    </style:style>
    <style:style style:name="T1" style:family="text">
      <style:text-properties officeooo:rsid="001c4667"/>
    </style:style>
    <style:style style:name="T2" style:family="text">
      <style:text-properties style:font-name="Times New Roman" officeooo:rsid="001c4667"/>
    </style:style>
    <style:style style:name="T3" style:family="text">
      <style:text-properties style:font-name="Times New Roman" officeooo:rsid="001c76d6"/>
    </style:style>
    <style:style style:name="T4" style:family="text">
      <style:text-properties style:font-name="Times New Roman" officeooo:rsid="001d4053"/>
    </style:style>
    <style:style style:name="T5" style:family="text">
      <style:text-properties style:font-name="Times New Roman" officeooo:rsid="001d52ad"/>
    </style:style>
    <style:style style:name="T6" style:family="text">
      <style:text-properties style:font-name="Times New Roman" officeooo:rsid="001d5bce"/>
    </style:style>
    <style:style style:name="T7" style:family="text">
      <style:text-properties officeooo:rsid="001d5bce"/>
    </style:style>
    <style:style style:name="T8" style:family="text">
      <style:text-properties officeooo:rsid="001efd82"/>
    </style:style>
    <style:style style:name="T9" style:family="text">
      <style:text-properties officeooo:rsid="001f1d0d"/>
    </style:style>
    <style:style style:name="T10" style:family="text">
      <style:text-properties officeooo:rsid="001f3030"/>
    </style:style>
    <style:style style:name="T11" style:family="text">
      <style:text-properties fo:color="#800000" officeooo:rsid="001f1d0d"/>
    </style:style>
    <style:style style:name="T12" style:family="text">
      <style:text-properties officeooo:rsid="002079c8"/>
    </style:style>
    <style:style style:name="T13" style:family="text">
      <style:text-properties officeooo:rsid="0020e40a"/>
    </style:style>
    <style:style style:name="T14" style:family="text">
      <style:text-properties officeooo:rsid="002143b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span text:style-name="T1">O patch rt-linux (fonte</text:span><text:span text:style-name="T12">s</text:span><text:span text:style-name="T1">: </text:span><text:a xlink:type="simple" xlink:href="https://wiki.linuxfoundation.org/"><text:span text:style-name="T1">https://wiki.linuxfoundation.org/</text:span></text:a><text:span text:style-name="T1"> em 14 de junho de 2017; </text:span><text:a xlink:type="simple" xlink:href="http://www.linuxtopia.org/online_books/linux_kernel/kernel_configuration"><text:span text:style-name="T12">http://www.linuxtopia.org/online_books/linux_kernel/kernel_configuration</text:span></text:a><text:span text:style-name="T12"> em 14 de junho de 2017; </text:span><text:a xlink:type="simple" xlink:href="https://kernelnewbies.org/FAQ/Preemption"><text:span text:style-name="T14">https://kernelnewbies.org/FAQ/Preemption</text:span></text:a><text:span text:style-name="T14"> em 14 de junho de 2017</text:span><text:span text:style-name="T1">)</text:span></text:h>
      <text:p text:style-name="P7"><text:span text:style-name="T2"/></text:p>
      <text:h text:style-name="P2" text:outline-level="1"><text:span text:style-name="T2">O </text:span><text:span text:style-name="T6">suporte a preempção</text:span></text:h>
      <text:p text:style-name="P7"><text:span text:style-name="T2"><text:tab/>O kernel linux suporta nativamente diversos modelos de preempção. Aplicações <text:tab/>executadas em espaço do usuário normalmente são preemptíveis.</text:span></text:p>
      <text:p text:style-name="P8"><text:span text:style-name="T2"><text:tab/>A </text:span><text:span text:style-name="T3">interrupção</text:span><text:span text:style-name="T2"> de uma tarefa em execução é realizada pelo escalonador </text:span><text:span text:style-name="T3">do sistema, esta ação pode ser desencadeada por chamadas de sistema e interrupções, neste caso o contexto da tarefa interrompida é salvo e o contexto da nova tarefa é restaurado.</text:span></text:p>
      <text:p text:style-name="P7"><text:span text:style-name="T3"><text:tab/>O kernel linux disponibiliza vários modelos de preempção, a seleção do modelo desejado deve ser feito na configuração que antecede a compilação do kernel. Dois dos modelos de preempção, Preemptible Kernel – Basic RT e </text:span><text:span text:style-name="T4">Fully Preemptible Kernel – RT, </text:span><text:span text:style-name="T3">estão disponíveis apenas após a aplicação do patch PREEMPT_RT.</text:span></text:p>
      <text:h text:style-name="P3" text:outline-level="1"><text:span text:style-name="T6">Os </text:span><text:span text:style-name="T2">mo</text:span><text:span text:style-name="T5">del</text:span><text:span text:style-name="T2">os de preempção suportados pelo kernel Linux</text:span></text:h>
      <text:p text:style-name="P9"><text:tab/><text:span text:style-name="T7">O kernel linux suporta cinco modelos de preempção: No Forced Preemption, Voluntary Kernel Preemption, Preemptible Kernel (Low-Latency Desktop), Preemptible Kernel (Basic RT) e Fully Preemptible Kernel (RT).</text:span></text:p>
      <text:h text:style-name="P4" text:outline-level="3"><text:span text:style-name="T7">No Forced Preemption</text:span></text:h>
      <text:p text:style-name="P9"><text:span text:style-name="T7"><text:tab/>Modelo de preempção padrão para sistemas em ambiente de produção, </text:span><text:span text:style-name="T8">geralmente usado em servidores, é </text:span><text:span text:style-name="T13">otimizado para maximizar o processamento do kernel, independente da latência provocada pelo escalonamento</text:span><text:span text:style-name="T7">. Neste modelo apenas interrupções do sistema suspendem a execução de tarefas.</text:span></text:p>
      <text:h text:style-name="P5" text:outline-level="3"><text:span text:style-name="T8">Voluntary Kernel Preemption</text:span></text:h>
      <text:p text:style-name="P10"><text:span text:style-name="T8"><text:tab/>Modelo que reduz a latência do kernel ao adicionar explicitamente pontos de interrupção no código do kernel </text:span><text:span text:style-name="T10">e pontos implícitos nos retornos de chamadas de <text:s/>sistema e retornos de interrupções.</text:span></text:p>
      <text:p text:style-name="P10"><text:span text:style-name="T8"><text:tab/>A presença desses pontos reduz a necessidade de re-escalonamento, o que proporciona uma </text:span><text:span text:style-name="T9">resposta mais rápida à aplicações que tenham um alto grau de interatividade, </text:span><text:span text:style-name="T11">esta abordagem também permite que processos de baixa prioridade parem sua execução em detrimento de outras, mesmo que durante a execução de uma chamada de sistema.</text:span></text:p>
      <text:h text:style-name="P6" text:outline-level="3"><text:span text:style-name="T9">Preemptible Kernel (Low-Latency Desktop)</text:span></text:h>
      <text:p text:style-name="P10"><text:span text:style-name="T9"><text:tab/>Este modelo torna toda a execução do kernel, exceto os trechos em execução crítica, preemptível. </text:span></text:p>
      <text:p text:style-name="P10"><text:soft-page-break/><text:span text:style-name="T9"><text:tab/></text:span><text:span text:style-name="T10">Esta abordagem permite que aplicações de baixa prioridade </text:span></text:p>
      <text:p text:style-name="P7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4T08:50:42</meta:creation-date>
    <dc:date>2017-06-14T12:51:19</dc:date>
    <meta:editing-duration>PT3H50M22S</meta:editing-duration>
    <meta:editing-cycles>7</meta:editing-cycles>
    <meta:generator>LibreOffice/4.0.6.2$MacOSX_x86 LibreOffice_project/2e2573268451a50806fcd60ae2d9fe01dd0ce24</meta:generator>
    <meta:document-statistic meta:table-count="0" meta:image-count="0" meta:object-count="0" meta:page-count="2" meta:paragraph-count="15" meta:word-count="323" meta:character-count="2275" meta:non-whitespace-character-count="1952"/>
  </office:meta>
</office:document-meta>
</file>